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6c71" officeooo:paragraph-rsid="00176c71"/>
    </style:style>
    <style:style style:name="P2" style:family="paragraph" style:parent-style-name="Standard">
      <style:text-properties style:text-underline-style="none" officeooo:paragraph-rsid="00176c71"/>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text-properties officeooo:rsid="00176c71" officeooo:paragraph-rsid="00176c71"/>
    </style:style>
    <style:style style:name="T1" style:family="text">
      <style:text-properties officeooo:rsid="00176c7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6c71"/>
    </style:style>
    <style:style style:name="T4" style:family="text">
      <style:text-properties style:text-underline-style="solid" style:text-underline-width="auto" style:text-underline-color="font-color" officeooo:rsid="0017f189"/>
    </style:style>
    <style:style style:name="T5" style:family="text">
      <style:text-properties officeooo:rsid="0017f18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Requirement 11: Regularly Test Security Systems and Processes</text:span></text:h>
      <text:p text:style-name="Text_20_body">This requirement ensures regular testing of security systems to detect and address vulnerabilities, covering internal and external threats.</text:p>
      <text:h text:style-name="Heading_20_4" text:outline-level="4"><text:span text:style-name="Strong_20_Emphasis">11.1: Test and Detect Authorized and Unauthorized Access Points (APs)</text:span></text:h>
      <text:list text:style-name="L1">
        <text:list-item>
          <text:p text:style-name="P4"><text:span text:style-name="Strong_20_Emphasis">Details</text:span>: Regular scans should be performed to detect rogue access points (APs). Incident response procedures must also be in place.</text:p>
        </text:list-item>
        <text:list-item>
          <text:p text:style-name="P4"><text:span text:style-name="Strong_20_Emphasis">Laravel Implementation</text:span>:</text:p>
          <text:list>
            <text:list-item>
              <text:p text:style-name="P4">Use Laravel tasks (e.g., <text:span text:style-name="Strong_20_Emphasis">Laravel Scheduler</text:span>) to schedule scans of the network regularly.</text:p>
            </text:list-item>
            <text:list-item>
              <text:p text:style-name="P4">Create a dashboard in Laravel Nova to monitor and alert administrators of rogue APs.</text:p>
            </text:list-item>
          </text:list>
        </text:list-item>
        <text:list-item>
          <text:p text:style-name="P4"><text:span text:style-name="Strong_20_Emphasis">Third-Party Tools</text:span>:</text:p>
          <text:list>
            <text:list-item>
              <text:p text:style-name="P4"><text:span text:style-name="Strong_20_Emphasis">Kismet</text:span> for wireless network detection.</text:p>
            </text:list-item>
            <text:list-item>
              <text:p text:style-name="P4"><text:span text:style-name="Strong_20_Emphasis">Wireshark</text:span> for network protocol scanning.</text:p>
            </text:list-item>
            <text:list-item>
              <text:p text:style-name="P3"><text:span text:style-name="Strong_20_Emphasis">Cisco Meraki</text:span> for AP monitoring and alerts.</text:p>
            </text:list-item>
          </text:list>
        </text:list-item>
      </text:list>
      <text:h text:style-name="Heading_20_4" text:outline-level="4"><text:span text:style-name="Strong_20_Emphasis">11.2: Internal and External Vulnerability Scans</text:span></text:h>
      <text:list text:style-name="L2">
        <text:list-item>
          <text:p text:style-name="P6"><text:span text:style-name="Strong_20_Emphasis">Details</text:span>: Vulnerability scans must be done quarterly and after major changes. They should be performed by an ASV (Approved Scan Vendor) with a passing score of 3.9 or lower on the CVSS scale.</text:p>
        </text:list-item>
        <text:list-item>
          <text:p text:style-name="P6"><text:span text:style-name="Strong_20_Emphasis">Laravel Implementation</text:span>:</text:p>
          <text:list>
            <text:list-item>
              <text:p text:style-name="P6">Integrate Laravel with a vulnerability scanning API that tracks and reports on the health of the application.</text:p>
            </text:list-item>
            <text:list-item>
              <text:p text:style-name="P6">Automate vulnerability scans using Laravel queues and jobs.</text:p>
            </text:list-item>
          </text:list>
        </text:list-item>
        <text:list-item>
          <text:p text:style-name="P6"><text:span text:style-name="Strong_20_Emphasis">Third-Party APIs</text:span>:</text:p>
          <text:list>
            <text:list-item>
              <text:p text:style-name="P6"><text:span text:style-name="Strong_20_Emphasis">Tenable.io</text:span> or <text:span text:style-name="Strong_20_Emphasis">Qualys</text:span> for vulnerability scanning.</text:p>
            </text:list-item>
            <text:list-item>
              <text:p text:style-name="P5"><text:span text:style-name="Strong_20_Emphasis">AWS Inspector</text:span> for application-level vulnerability checks.</text:p>
            </text:list-item>
          </text:list>
        </text:list-item>
      </text:list>
      <text:h text:style-name="Heading_20_4" text:outline-level="4"><text:span text:style-name="Strong_20_Emphasis">11.3: Internal and External Penetration Testing</text:span></text:h>
      <text:list text:style-name="L3">
        <text:list-item>
          <text:p text:style-name="P8"><text:span text:style-name="Strong_20_Emphasis">Details</text:span>: Penetration testing should be conducted at least once a year and after significant changes, following a documented methodology (e.g., <text:span text:style-name="T2">NIST SP800-115</text:span><text:span text:style-name="T4">*</text:span>). It should cover network, application, and protocol layers.</text:p>
        </text:list-item>
        <text:list-item>
          <text:p text:style-name="P8"><text:span text:style-name="Strong_20_Emphasis">Laravel Implementation</text:span>:</text:p>
          <text:list>
            <text:list-item>
              <text:p text:style-name="P8">Schedule annual penetration tests using Laravel queues or cron jobs.</text:p>
            </text:list-item>
            <text:list-item>
              <text:p text:style-name="P8">Develop a module in Laravel Nova to store and review penetration test results and improvements.</text:p>
            </text:list-item>
          </text:list>
        </text:list-item>
        <text:list-item>
          <text:p text:style-name="P8"><text:span text:style-name="Strong_20_Emphasis">Third-Party APIs</text:span>:</text:p>
          <text:list>
            <text:list-item>
              <text:p text:style-name="P8"><text:span text:style-name="Strong_20_Emphasis">Burp Suite</text:span>, <text:span text:style-name="Strong_20_Emphasis">OWASP ZAP</text:span>, or <text:span text:style-name="Strong_20_Emphasis">Metasploit</text:span> for penetration testing.</text:p>
            </text:list-item>
            <text:list-item>
              <text:p text:style-name="P7"><text:span text:style-name="Strong_20_Emphasis">Pentest-Tools.com</text:span> for automated penetration testing.</text:p>
            </text:list-item>
          </text:list>
        </text:list-item>
      </text:list>
      <text:h text:style-name="Heading_20_4" text:outline-level="4"><text:span text:style-name="Strong_20_Emphasis">11.4: Use of Intrusion Detection Systems (IDS) or Intrusion Prevention Systems (IPS)</text:span></text:h>
      <text:list text:style-name="L4">
        <text:list-item>
          <text:p text:style-name="P10"><text:span text:style-name="Strong_20_Emphasis">Details</text:span>: IDS or IPS software should monitor critical locations (e.g., database servers). They must be kept up to date.</text:p>
        </text:list-item>
        <text:list-item>
          <text:p text:style-name="P10"><text:soft-page-break/><text:span text:style-name="Strong_20_Emphasis">Laravel Implementation</text:span>:</text:p>
          <text:list>
            <text:list-item>
              <text:p text:style-name="P10">Integrate an IDS/IPS monitoring tool with Laravel for logging and detecting potential threats.</text:p>
            </text:list-item>
            <text:list-item>
              <text:p text:style-name="P10">Use Laravel's notification system to alert administrators of any detected intrusions.</text:p>
            </text:list-item>
          </text:list>
        </text:list-item>
        <text:list-item>
          <text:p text:style-name="P10"><text:span text:style-name="Strong_20_Emphasis">Third-Party APIs</text:span>:</text:p>
          <text:list>
            <text:list-item>
              <text:p text:style-name="P10"><text:span text:style-name="Strong_20_Emphasis">Suricata</text:span> or <text:span text:style-name="Strong_20_Emphasis">Snort</text:span> for intrusion detection and prevention.</text:p>
            </text:list-item>
            <text:list-item>
              <text:p text:style-name="P9"><text:span text:style-name="Strong_20_Emphasis">CrowdStrike</text:span> or <text:span text:style-name="Strong_20_Emphasis">AlienVault</text:span> for managed IDS/IPS solutions.</text:p>
            </text:list-item>
          </text:list>
        </text:list-item>
      </text:list>
      <text:h text:style-name="Heading_20_4" text:outline-level="4"><text:span text:style-name="Strong_20_Emphasis">11.5: File Integrity Monitoring (FIM) and Change Detection</text:span></text:h>
      <text:list text:style-name="L5">
        <text:list-item>
          <text:p text:style-name="P12"><text:span text:style-name="Strong_20_Emphasis">Details</text:span>: Regular file integrity monitoring should check critical files (system files, logs, configuration files) at least once a week. Alerts should be in place for unauthorized changes.</text:p>
        </text:list-item>
        <text:list-item>
          <text:p text:style-name="P12"><text:span text:style-name="Strong_20_Emphasis">Laravel Implementation</text:span>:</text:p>
          <text:list>
            <text:list-item>
              <text:p text:style-name="P12">Use Laravel’s task scheduling to run FIM checks on critical files weekly.</text:p>
            </text:list-item>
            <text:list-item>
              <text:p text:style-name="P12">Create a logging system in Laravel that captures file changes and sends alerts when unauthorized changes occur.</text:p>
            </text:list-item>
          </text:list>
        </text:list-item>
        <text:list-item>
          <text:p text:style-name="P12"><text:span text:style-name="Strong_20_Emphasis">Third-Party APIs</text:span>:</text:p>
          <text:list>
            <text:list-item>
              <text:p text:style-name="P12"><text:span text:style-name="Strong_20_Emphasis">Tripwire</text:span> for file integrity monitoring.</text:p>
            </text:list-item>
            <text:list-item>
              <text:p text:style-name="P11"><text:span text:style-name="Strong_20_Emphasis">Wazuh</text:span> for real-time file monitoring and change detection.</text:p>
            </text:list-item>
          </text:list>
        </text:list-item>
      </text:list>
      <text:h text:style-name="Heading_20_4" text:outline-level="4"><text:span text:style-name="Strong_20_Emphasis">11.6: Document and Enforce Policies and Procedures</text:span></text:h>
      <text:list text:style-name="L6">
        <text:list-item>
          <text:p text:style-name="P14"><text:span text:style-name="Strong_20_Emphasis">Details</text:span>: All security testing procedures, schedules, and actions must be properly documented and enforced.</text:p>
        </text:list-item>
        <text:list-item>
          <text:p text:style-name="P14"><text:span text:style-name="Strong_20_Emphasis">Laravel Implementation</text:span>:</text:p>
          <text:list>
            <text:list-item>
              <text:p text:style-name="P14">Use Laravel’s <text:span text:style-name="Strong_20_Emphasis"><text:span text:style-name="T2">Eloquent ORM</text:span></text:span><text:span text:style-name="Strong_20_Emphasis"><text:span text:style-name="T3">*</text:span></text:span><text:span text:style-name="Strong_20_Emphasis"><text:span text:style-name="T4">*</text:span></text:span> to store and manage security policies and procedures in a database.</text:p>
            </text:list-item>
            <text:list-item>
              <text:p text:style-name="P14">Implement a workflow system using <text:span text:style-name="Strong_20_Emphasis">Laravel Nova</text:span> to track and enforce the procedures, ensuring compliance.</text:p>
            </text:list-item>
          </text:list>
        </text:list-item>
        <text:list-item>
          <text:p text:style-name="P14"><text:span text:style-name="Strong_20_Emphasis">Third-Party APIs</text:span>:</text:p>
          <text:list>
            <text:list-item>
              <text:p text:style-name="P14"><text:span text:style-name="Strong_20_Emphasis">Confluence</text:span> or <text:span text:style-name="Strong_20_Emphasis">Notion</text:span> for documentation management.</text:p>
            </text:list-item>
            <text:list-item>
              <text:p text:style-name="P13"><text:span text:style-name="Strong_20_Emphasis">Jira</text:span> for tracking and enforcing security-related tasks and procedures.</text:p>
            </text:list-item>
          </text:list>
        </text:list-item>
      </text:list>
      <text:h text:style-name="Heading_20_3" text:outline-level="3">Key Takeaways:</text:h>
      <text:list text:style-name="L7">
        <text:list-item>
          <text:p text:style-name="P16">Regular testing and monitoring, from vulnerability scans to penetration testing, are essential for maintaining a secure environment.</text:p>
        </text:list-item>
        <text:list-item>
          <text:p text:style-name="P16">Laravel's powerful scheduling and notification systems can help automate and manage many of these testing procedures.</text:p>
        </text:list-item>
        <text:list-item>
          <text:p text:style-name="P15">Third-party APIs such as <text:span text:style-name="Strong_20_Emphasis">Qualys</text:span>, <text:span text:style-name="Strong_20_Emphasis">Burp Suite</text:span>, <text:span text:style-name="Strong_20_Emphasis">Tenable.io</text:span>, and <text:span text:style-name="Strong_20_Emphasis">Snort</text:span> offer robust security testing tools that can be integrated into Laravel applications for enhanced monitoring.</text:p>
        </text:list-item>
      </text:list>
      <text:p text:style-name="Text_20_body">These implementations ensure that security systems and processes are tested regularly to detect vulnerabilities and maintain compliance with security standards like PCI DSS.</text:p>
      <text:p text:style-name="Standard"/>
      <text:p text:style-name="P2"><text:span text:style-name="T5">*</text:span><text:span text:style-name="T1">*</text:span>Instead of storing the policies and procedures directly in a database, you can:</text:p>
      <text:list text:style-name="L8">
        <text:list-item>
          <text:p text:style-name="P18"><text:span text:style-name="Strong_20_Emphasis">Store links to documents</text:span> (e.g., in Confluence, SharePoint) in the database using Eloquent if needed, for easy access.</text:p>
        </text:list-item>
        <text:list-item>
          <text:p text:style-name="P18"><text:soft-page-break/>Use <text:span text:style-name="Strong_20_Emphasis">document management tools</text:span> (e.g., Confluence, Notion, or a Git repository) to manage security documents, which provide version control and better access control.</text:p>
        </text:list-item>
        <text:list-item>
          <text:p text:style-name="P17">Use <text:span text:style-name="Strong_20_Emphasis">Laravel Nova</text:span> for tracking compliance-related tasks and enforcing procedures through workflows (e.g., ensuring all employees have read and signed off on a particular security policy).</text:p>
        </text:list-item>
      </text:list>
      <text:p text:style-name="P1"/>
      <text:p text:style-name="P23"><text:span text:style-name="T5">*</text:span>NIST SP800-115, titled <text:span text:style-name="Strong_20_Emphasis">"Technical Guide to Information Security Testing and Assessment,"</text:span> is a guide published by the National Institute of Standards and Technology (NIST) that provides organizations with technical methods for testing and assessing information security systems. It is designed to help ensure the confidentiality, integrity, and availability of systems by outlining various techniques and approaches for conducting security assessments.</text:p>
      <text:h text:style-name="Heading_20_3" text:outline-level="3">Key Aspects of NIST SP800-115</text:h>
      <text:list text:style-name="L9">
        <text:list-item>
          <text:p text:style-name="P19"><text:span text:style-name="Strong_20_Emphasis">Purpose</text:span></text:p>
          <text:list>
            <text:list-item>
              <text:p text:style-name="P20">The guide provides organizations with a methodology for assessing the effectiveness of their security controls through technical information security tests. It focuses on identifying vulnerabilities, weaknesses, and potential security issues that could be exploited by attackers.</text:p>
            </text:list-item>
          </text:list>
        </text:list-item>
        <text:list-item>
          <text:p text:style-name="P19"><text:span text:style-name="Strong_20_Emphasis">Testing and Assessment Methods</text:span> NIST SP800-115 divides information security testing into three primary categories:</text:p>
          <text:list>
            <text:list-item>
              <text:p text:style-name="P20"><text:span text:style-name="Strong_20_Emphasis">Examination</text:span>: A process of reviewing, inspecting, and analyzing security-related information (e.g., policies, configuration settings, or documentation).</text:p>
              <text:list>
                <text:list-item>
                  <text:p text:style-name="P20">Examples: Reviewing security policies, configuration settings, firewall rules, etc.</text:p>
                </text:list-item>
              </text:list>
            </text:list-item>
            <text:list-item>
              <text:p text:style-name="P20"><text:span text:style-name="Strong_20_Emphasis">Interviews</text:span>: A process of gathering information from personnel to understand their responsibilities, knowledge, and activities regarding security measures.</text:p>
              <text:list>
                <text:list-item>
                  <text:p text:style-name="P20">Examples: Speaking with system administrators, security officers, or developers.</text:p>
                </text:list-item>
              </text:list>
            </text:list-item>
            <text:list-item>
              <text:p text:style-name="P20"><text:span text:style-name="Strong_20_Emphasis">Testing</text:span>: The process of evaluating the security mechanisms in place, including exploiting weaknesses to determine how systems react under attack.</text:p>
              <text:list>
                <text:list-item>
                  <text:p text:style-name="P20">Examples: Penetration testing, vulnerability scanning, social engineering, etc.</text:p>
                </text:list-item>
              </text:list>
            </text:list-item>
          </text:list>
        </text:list-item>
        <text:list-item>
          <text:p text:style-name="P19"><text:span text:style-name="Strong_20_Emphasis">Phases of Security Testing</text:span> The guide divides the security assessment process into four distinct phases:</text:p>
          <text:list>
            <text:list-item>
              <text:p text:style-name="P20"><text:span text:style-name="Strong_20_Emphasis">Planning</text:span>: The phase where goals and objectives for the assessment are defined. This includes understanding the systems, boundaries, and scope of the assessment, selecting appropriate testing methods, and setting up rules of engagement.</text:p>
            </text:list-item>
            <text:list-item>
              <text:p text:style-name="P20"><text:span text:style-name="Strong_20_Emphasis">Discovery</text:span>: The process of gathering information about the target environment to identify security weaknesses and vulnerabilities. This is typically where scanning, fingerprinting, and enumeration techniques are used.</text:p>
            </text:list-item>
            <text:list-item>
              <text:p text:style-name="P20"><text:span text:style-name="Strong_20_Emphasis">Attack/Exploitation</text:span>: This phase involves actively trying to exploit identified vulnerabilities to determine whether they can be leveraged to compromise system security.</text:p>
            </text:list-item>
            <text:list-item>
              <text:p text:style-name="P20"><text:soft-page-break/><text:span text:style-name="Strong_20_Emphasis">Post-Attack/Reporting</text:span>: After testing is complete, this phase involves reporting the findings, evaluating the results, and recommending remediations or mitigation strategies to address any identified issues.</text:p>
            </text:list-item>
          </text:list>
        </text:list-item>
        <text:list-item>
          <text:p text:style-name="P19"><text:span text:style-name="Strong_20_Emphasis">Types of Security Testing</text:span> The guide outlines various types of testing that can be employed during the assessment:</text:p>
          <text:list>
            <text:list-item>
              <text:p text:style-name="P20"><text:span text:style-name="Strong_20_Emphasis">Network Testing</text:span>: Identifying vulnerabilities in network infrastructure, services, protocols, etc.</text:p>
              <text:list>
                <text:list-item>
                  <text:p text:style-name="P20">Techniques: Port scanning, vulnerability scanning, network mapping, etc.</text:p>
                </text:list-item>
              </text:list>
            </text:list-item>
            <text:list-item>
              <text:p text:style-name="P20"><text:span text:style-name="Strong_20_Emphasis">Application Security Testing</text:span>: Examining the security of web or client-server applications.</text:p>
              <text:list>
                <text:list-item>
                  <text:p text:style-name="P20">Techniques: Input validation testing, authentication, and authorization assessments.</text:p>
                </text:list-item>
              </text:list>
            </text:list-item>
            <text:list-item>
              <text:p text:style-name="P20"><text:span text:style-name="Strong_20_Emphasis">Physical Security Testing</text:span>: Assessing the physical security controls such as access to secure areas, data centers, and equipment.</text:p>
            </text:list-item>
            <text:list-item>
              <text:p text:style-name="P20"><text:span text:style-name="Strong_20_Emphasis">Wireless Testing</text:span>: Assessing wireless network security, including unauthorized access points and encryption weaknesses.</text:p>
            </text:list-item>
            <text:list-item>
              <text:p text:style-name="P20"><text:span text:style-name="Strong_20_Emphasis">Social Engineering</text:span>: Testing the human element of security by using techniques like phishing, impersonation, or tailgating to exploit personnel vulnerabilities.</text:p>
            </text:list-item>
          </text:list>
        </text:list-item>
        <text:list-item>
          <text:p text:style-name="P19"><text:span text:style-name="Strong_20_Emphasis">Ethical Considerations</text:span></text:p>
          <text:list>
            <text:list-item>
              <text:p text:style-name="P20">NIST SP800-115 emphasizes the importance of ethics and compliance when conducting security assessments. The testing should always be authorized, with clearly defined scope, objectives, and rules of engagement to avoid violating privacy or causing unintended disruptions.</text:p>
            </text:list-item>
          </text:list>
        </text:list-item>
        <text:list-item>
          <text:p text:style-name="P19"><text:span text:style-name="Strong_20_Emphasis">Reporting</text:span></text:p>
          <text:list>
            <text:list-item>
              <text:p text:style-name="P20"><text:span text:style-name="Strong_20_Emphasis">Document Findings</text:span>: Once testing is completed, the results should be documented in a comprehensive report. The report should include all identified vulnerabilities, their potential impacts, the exploited vulnerabilities during testing, and any remediation recommendations.</text:p>
            </text:list-item>
            <text:list-item>
              <text:p text:style-name="P20"><text:span text:style-name="Strong_20_Emphasis">Recommendations</text:span>: Providing actionable suggestions for improving the security posture of the systems tested, including patching, system configuration improvements, and policy updates.</text:p>
            </text:list-item>
          </text:list>
        </text:list-item>
        <text:list-item>
          <text:p text:style-name="P19"><text:span text:style-name="Strong_20_Emphasis">Benefits of NIST SP800-115</text:span></text:p>
          <text:list>
            <text:list-item>
              <text:p text:style-name="P20">Helps organizations identify weaknesses before attackers can exploit them.</text:p>
            </text:list-item>
            <text:list-item>
              <text:p text:style-name="P20">Ensures systems and networks are properly configured and secure.</text:p>
            </text:list-item>
            <text:list-item>
              <text:p text:style-name="P19">Assists in meeting compliance requirements for various security standards, including PCI DSS, HIPAA, and others.</text:p>
            </text:list-item>
          </text:list>
        </text:list-item>
      </text:list>
      <text:h text:style-name="Heading_20_3" text:outline-level="3">Summary of Key Techniques in NIST SP800-115</text:h>
      <text:list text:style-name="L10">
        <text:list-item>
          <text:p text:style-name="P22"><text:span text:style-name="Strong_20_Emphasis">Vulnerability Scanning</text:span>: Automated tools used to identify security weaknesses, such as unpatched systems or weak configurations.</text:p>
        </text:list-item>
        <text:list-item>
          <text:p text:style-name="P22"><text:span text:style-name="Strong_20_Emphasis">Penetration Testing</text:span>: Simulating attacks on systems to find vulnerabilities by exploiting them.</text:p>
        </text:list-item>
        <text:list-item>
          <text:p text:style-name="P22"><text:span text:style-name="Strong_20_Emphasis">Security Control Assessments</text:span>: Verifying the implementation and effectiveness of security controls.</text:p>
        </text:list-item>
        <text:list-item>
          <text:p text:style-name="P22"><text:soft-page-break/><text:span text:style-name="Strong_20_Emphasis">Wireless Security Testing</text:span>: Assessing the security of wireless networks by identifying rogue access points or weak encryption.</text:p>
        </text:list-item>
        <text:list-item>
          <text:p text:style-name="P22"><text:span text:style-name="Strong_20_Emphasis">Social Engineering</text:span>: Testing human weaknesses through techniques like phishing or impersonation.</text:p>
        </text:list-item>
        <text:list-item>
          <text:p text:style-name="P21"><text:span text:style-name="Strong_20_Emphasis">Configuration Reviews</text:span>: Verifying security settings on systems, networks, and devices.</text:p>
        </text:list-item>
      </text:list>
      <text:h text:style-name="Heading_20_3" text:outline-level="3">Conclusion</text:h>
      <text:p text:style-name="Text_20_body">NIST SP800-115 provides a comprehensive framework for performing information security assessments in an organized and ethical manner. It guides organizations through the phases of testing, ensures the proper selection of testing methods, and provides a structured approach for identifying and mitigating security weakness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00:41:35.256000000</meta:creation-date>
    <dc:date>2024-10-11T00:45:44.866000000</dc:date>
    <meta:editing-duration>PT4M8S</meta:editing-duration>
    <meta:editing-cycles>3</meta:editing-cycles>
    <meta:generator>LibreOffice/24.2.5.2$Windows_X86_64 LibreOffice_project/bffef4ea93e59bebbeaf7f431bb02b1a39ee8a59</meta:generator>
    <meta:document-statistic meta:table-count="0" meta:image-count="0" meta:object-count="0" meta:page-count="5" meta:paragraph-count="102" meta:word-count="1419" meta:character-count="10129" meta:non-whitespace-character-count="8898"/>
  </office:meta>
</office:document-meta>
</file>